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ConnectionException.StoreConnection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oreConnectionException.StoreConnec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ConnectionException.StoreConnection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ConnectionException.StoreConnec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